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</text:p>
      <text:p text:style-name="Standard">H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21T19:45:33.10</meta:creation-date>
    <dc:date>2011-09-29T08:14:17.05</dc:date>
    <meta:editing-duration>PT11M33S</meta:editing-duration>
    <meta:editing-cycles>13</meta:editing-cycles>
    <meta:generator>OpenOffice.org/3.3$Win32 OpenOffice.org_project/330m20$Build-9567</meta:generator>
    <meta:document-statistic meta:table-count="0" meta:image-count="0" meta:object-count="0" meta:page-count="1" meta:paragraph-count="2" meta:word-count="3" meta:character-count="13"/>
  </office:meta>
</office:document-meta>
</file>